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row">
      <style:table-row-properties style:min-row-height="0.499cm" style:keep-together="true" fo:keep-together="auto"/>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3" style:family="paragraph" style:parent-style-name="Standard" style:list-style-name="L1"/>
    <style:style style:name="P24" style:family="paragraph" style:parent-style-name="Standard">
      <style:paragraph-properties style:snap-to-layout-grid="false"/>
    </style:style>
    <style:style style:name="P25" style:family="paragraph" style:parent-style-name="Heading_20_2">
      <style:text-properties fo:font-weight="normal" style:font-weight-asian="normal" style:font-weight-complex="normal"/>
    </style:style>
    <style:style style:name="P26"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stimatch Users Guide</text:p>
      <text:p text:style-name="P1"/>
      <text:p text:style-name="P8">Gregory C. Sharp<text:line-break/>Revision <text:editing-cycles>289</text:editing-cycles><text:line-break/><text:modification-date style:data-style-name="N76">July 22,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Users documentation<text:tab/>1</text:p>
          <text:p text:style-name="P20">1.1Getting started<text:tab/>1</text:p>
          <text:p text:style-name="P20">1.2Description of programs<text:tab/>1</text:p>
          <text:p text:style-name="P20">1.3Quick Start Guide<text:tab/>3</text:p>
          <text:p text:style-name="P20">1.4Example registration parameter file<text:tab/>4</text:p>
          <text:p text:style-name="P20">1.5Listing of registration parameters<text:tab/>5</text:p>
          <text:p text:style-name="P20">1.6CXT File Format<text:tab/>9</text:p>
          <text:p text:style-name="P20">1.7DICOM Conformance<text:tab/>11</text:p>
          <text:p text:style-name="P21">1.7.1CT Export in plastimatch<text:tab/>11</text:p>
          <text:p text:style-name="P21">1.7.2RT Structures<text:tab/>12</text:p>
          <text:p text:style-name="P21">1.7.3RT Dose export<text:tab/>12</text:p>
        </text:index-body>
      </text:table-of-content>
      <text:p text:style-name="Standard"/>
      <text:p text:style-name="Standard"/>
      <text:h text:style-name="Heading_20_1" text:outline-level="1">U<text:span text:style-name="T1">sers documentation</text:span></text:h>
      <text:h text:style-name="Heading_20_2" text:outline-level="2">Downloading the code</text:h>
      <text:p text:style-name="Standard"/>
      <text:p text:style-name="P6">The web site at plastimatch.org has instructions on how to download the code.</text:p>
      <text:h text:style-name="P25"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4" office:value-type="string">
            <text:p text:style-name="P2">compute_distance</text:p>
          </table:table-cell>
          <table:table-cell table:style-name="Table1.B4" office:value-type="string">
            <text:p text:style-name="P2">Compute the distance between a point cloud and a mesh</text:p>
          </table:table-cell>
        </table:table-row>
        <table:table-row table:style-name="Table1.5">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5">
          <table:table-cell table:style-name="Table1.A4" office:value-type="string">
            <text:p text:style-name="P2">dice_stats</text:p>
          </table:table-cell>
          <table:table-cell table:style-name="Table1.B4"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5">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5">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5">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5">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5">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5">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5">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5">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6"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6"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42676619" text:style-name="L1">
        <text:list-item>
          <text:p text:style-name="P23">Default values are: xform=rigid, optim=versor, impl=itk.</text:p>
        </text:list-item>
        <text:list-item>
          <text:p text:style-name="P23">Amoeba is reported not to work.</text:p>
        </text:list-item>
        <text:list-item>
          <text:p text:style-name="P23">B-spline with steepest descent optimization is only supported on gpuit_cpu implementation.</text:p>
        </text:list-item>
        <text:list-item>
          <text:p text:style-name="P23">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6"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6"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7-22T23:43:46.71</dc:date>
    <meta:editing-cycles>289</meta:editing-cycles>
    <meta:editing-duration>PT111H53M05S</meta:editing-duration>
    <dc:creator>Marta Peroni</dc:creator>
    <meta:document-statistic meta:table-count="13" meta:image-count="0" meta:object-count="0" meta:page-count="12" meta:paragraph-count="478" meta:word-count="1830" meta:character-count="11724"/>
    <meta:user-defined meta:name="Info 1"/>
    <meta:user-defined meta:name="Info 2"/>
    <meta:user-defined meta:name="Info 3"/>
    <meta:user-defined meta:name="Info 4"/>
  </office:meta>
</office:document-meta>
</file>